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923e6"/>
    </style:style>
    <style:style style:name="P3" style:family="paragraph" style:parent-style-name="Standard">
      <style:paragraph-properties fo:text-align="justify" style:justify-single-word="false"/>
      <style:text-properties officeooo:paragraph-rsid="001b5d6f"/>
    </style:style>
    <style:style style:name="P4" style:family="paragraph" style:parent-style-name="Standard">
      <style:paragraph-properties fo:line-height="165%" fo:text-align="center" style:justify-single-word="false"/>
      <style:text-properties style:font-name="Times New Roman" style:font-name-asian="Georgia" style:font-name-complex="Georgia"/>
    </style:style>
    <style:style style:name="P5" style:family="paragraph" style:parent-style-name="Standard">
      <style:paragraph-properties fo:text-align="justify" style:justify-single-word="false"/>
      <style:text-properties style:font-name="Times New Roman" style:font-name-asian="Georgia" style:font-name-complex="Georgia"/>
    </style:style>
    <style:style style:name="P6" style:family="paragraph" style:parent-style-name="Standard">
      <style:paragraph-properties fo:text-align="justify" style:justify-single-word="false"/>
      <style:text-properties style:font-name="Times New Roman" fo:background-color="#ffff00" style:font-name-asian="Georgia" style:font-name-complex="Georgia"/>
    </style:style>
    <style:style style:name="P7" style:family="paragraph" style:parent-style-name="Standard">
      <style:paragraph-properties fo:text-align="justify" style:justify-single-word="false"/>
      <style:text-properties style:font-name="Times New Roman" fo:background-color="#00ff00" style:font-name-asian="Georgia" style:font-name-complex="Georgia"/>
    </style:style>
    <style:style style:name="P8" style:family="paragraph" style:parent-style-name="Standard">
      <style:paragraph-properties fo:text-align="justify" style:justify-single-word="false"/>
      <style:text-properties officeooo:rsid="001bb750" officeooo:paragraph-rsid="001b5d6f"/>
    </style:style>
    <style:style style:name="P9" style:family="paragraph" style:parent-style-name="Standard">
      <style:paragraph-properties fo:line-height="115%" fo:text-align="justify" style:justify-single-word="false" fo:orphans="2" fo:widows="2" fo:keep-with-next="always"/>
    </style:style>
    <style:style style:name="P10" style:family="paragraph" style:parent-style-name="Standard">
      <style:paragraph-properties fo:margin-left="0in" fo:margin-right="0in" fo:line-height="115%" fo:text-align="justify" style:justify-single-word="false" fo:orphans="2" fo:widows="2" fo:text-indent="0.2811in" style:auto-text-indent="false" fo:keep-with-next="always"/>
    </style:style>
    <style:style style:name="P11" style:family="paragraph" style:parent-style-name="Standard">
      <style:paragraph-properties fo:margin-left="0in" fo:margin-right="0in" fo:line-height="115%" fo:text-align="justify" style:justify-single-word="false" fo:orphans="2" fo:widows="2" fo:text-indent="0.2811in" style:auto-text-indent="false"/>
    </style:style>
    <style:style style:name="P12" style:family="paragraph" style:parent-style-name="Standard">
      <style:paragraph-properties fo:margin-left="0in" fo:margin-right="0in" fo:line-height="115%" fo:text-align="justify" style:justify-single-word="false" fo:orphans="2" fo:widows="2" fo:text-indent="0.2811in" style:auto-text-indent="false"/>
      <style:text-properties style:font-name="Times New Roman" style:font-name-asian="Georgia" style:font-name-complex="Georgia"/>
    </style:style>
    <style:style style:name="P13" style:family="paragraph" style:parent-style-name="Heading_20_1">
      <style:text-properties style:font-name="Times New Roman" style:font-name-asian="Georgia" style:font-name-complex="Georgia"/>
    </style:style>
    <style:style style:name="P14" style:family="paragraph" style:parent-style-name="Heading_20_1">
      <style:text-properties style:font-name="Times New Roman" officeooo:rsid="0015fefe" officeooo:paragraph-rsid="0015fefe" style:font-name-asian="Georgia" style:font-name-complex="Georgia"/>
    </style:style>
    <style:style style:name="P15" style:family="paragraph" style:parent-style-name="Heading_20_1">
      <style:text-properties style:font-name="Times New Roman" officeooo:rsid="0017906d" officeooo:paragraph-rsid="0017906d" style:font-name-asian="Georgia" style:font-name-complex="Georgia"/>
    </style:style>
    <style:style style:name="P16" style:family="paragraph" style:parent-style-name="Heading_20_1">
      <style:text-properties style:font-name="Times New Roman" officeooo:rsid="0020fff6" officeooo:paragraph-rsid="001b5d6f" style:font-name-asian="Georgia" style:font-name-complex="Georgia"/>
    </style:style>
    <style:style style:name="P17" style:family="paragraph" style:parent-style-name="Standard" style:master-page-name="Standard">
      <style:paragraph-properties fo:line-height="165%" fo:text-align="center" style:justify-single-word="false" style:page-number="1"/>
      <style:text-properties style:font-name="Times New Roman" fo:font-size="20pt" fo:font-weight="bold" officeooo:rsid="00203138" officeooo:paragraph-rsid="001b5d6f" fo:background-color="#ffff00" style:font-name-asian="Georgia" style:font-size-asian="20pt" style:font-weight-asian="bold" style:font-name-complex="Georgia" style:font-size-complex="20pt" style:font-weight-complex="bold"/>
    </style:style>
    <style:style style:name="P18" style:family="paragraph" style:parent-style-name="Standard">
      <style:paragraph-properties fo:text-align="justify" style:justify-single-word="false"/>
      <style:text-properties style:font-name="Times New Roman" officeooo:paragraph-rsid="001923e6" fo:background-color="#ffff00" style:font-name-asian="Georgia" style:font-name-complex="Georgia"/>
    </style:style>
    <style:style style:name="P19" style:family="paragraph" style:parent-style-name="Standard">
      <style:paragraph-properties fo:text-align="justify" style:justify-single-word="false"/>
      <style:text-properties style:font-name="Times New Roman" officeooo:rsid="00180fac" officeooo:paragraph-rsid="001b5d6f" style:font-name-asian="Georgia" style:font-name-complex="Georgia"/>
    </style:style>
    <style:style style:name="P20" style:family="paragraph" style:parent-style-name="Standard">
      <style:paragraph-properties fo:text-align="justify" style:justify-single-word="false"/>
      <style:text-properties style:font-name="Times New Roman" officeooo:rsid="002325b7" officeooo:paragraph-rsid="002325b7" style:font-name-asian="Georgia" style:font-name-complex="Georgia"/>
    </style:style>
    <style:style style:name="P21" style:family="paragraph" style:parent-style-name="Standard">
      <style:paragraph-properties fo:text-align="justify" style:justify-single-word="false"/>
      <style:text-properties style:font-name="Times New Roman" officeooo:rsid="002325b7" officeooo:paragraph-rsid="002701de" style:font-name-asian="Georgia" style:font-name-complex="Georgia"/>
    </style:style>
    <style:style style:name="P22" style:family="paragraph" style:parent-style-name="Standard">
      <style:paragraph-properties fo:text-align="justify" style:justify-single-word="false"/>
      <style:text-properties officeooo:paragraph-rsid="00213837"/>
    </style:style>
    <style:style style:name="P23" style:family="paragraph" style:parent-style-name="Standard">
      <style:paragraph-properties fo:text-align="justify" style:justify-single-word="false"/>
      <style:text-properties officeooo:paragraph-rsid="002325b7"/>
    </style:style>
    <style:style style:name="P24" style:family="paragraph" style:parent-style-name="Standard">
      <style:paragraph-properties fo:text-align="justify" style:justify-single-word="false"/>
      <style:text-properties officeooo:paragraph-rsid="002701de"/>
    </style:style>
    <style:style style:name="P25" style:family="paragraph" style:parent-style-name="Standard">
      <style:paragraph-properties fo:text-align="justify" style:justify-single-word="false"/>
      <style:text-properties officeooo:paragraph-rsid="002ad3f1"/>
    </style:style>
    <style:style style:name="P26" style:family="paragraph" style:parent-style-name="Standard">
      <style:paragraph-properties fo:text-align="justify" style:justify-single-word="false"/>
      <style:text-properties officeooo:paragraph-rsid="002c36aa"/>
    </style:style>
    <style:style style:name="T1" style:family="text">
      <style:text-properties style:font-name="Times New Roman" style:font-name-asian="Georgia" style:font-name-complex="Georgia"/>
    </style:style>
    <style:style style:name="T2" style:family="text">
      <style:text-properties style:font-name="Times New Roman" officeooo:rsid="0017906d" style:font-name-asian="Georgia" style:font-name-complex="Georgia"/>
    </style:style>
    <style:style style:name="T3" style:family="text">
      <style:text-properties style:font-name="Times New Roman" officeooo:rsid="001923e6" style:font-name-asian="Georgia" style:font-name-complex="Georgia"/>
    </style:style>
    <style:style style:name="T4" style:family="text">
      <style:text-properties style:font-name="Times New Roman" officeooo:rsid="0019ab07" style:font-name-asian="Georgia" style:font-name-complex="Georgia"/>
    </style:style>
    <style:style style:name="T5" style:family="text">
      <style:text-properties style:font-name="Times New Roman" officeooo:rsid="0019dae1" style:font-name-asian="Georgia" style:font-name-complex="Georgia"/>
    </style:style>
    <style:style style:name="T6" style:family="text">
      <style:text-properties style:font-name="Times New Roman" officeooo:rsid="001c92bd" style:font-name-asian="Georgia" style:font-name-complex="Georgia"/>
    </style:style>
    <style:style style:name="T7" style:family="text">
      <style:text-properties style:font-name="Times New Roman" officeooo:rsid="0014cb41" style:font-name-asian="Georgia" style:font-name-complex="Georgia"/>
    </style:style>
    <style:style style:name="T8" style:family="text">
      <style:text-properties style:font-name="Times New Roman" officeooo:rsid="0015a6e5" style:font-name-asian="Georgia" style:font-name-complex="Georgia"/>
    </style:style>
    <style:style style:name="T9" style:family="text">
      <style:text-properties style:font-name="Times New Roman" officeooo:rsid="0016569a" style:font-name-asian="Georgia" style:font-name-complex="Georgia"/>
    </style:style>
    <style:style style:name="T10" style:family="text">
      <style:text-properties style:font-name="Times New Roman" officeooo:rsid="00180fac" style:font-name-asian="Georgia" style:font-name-complex="Georgia"/>
    </style:style>
    <style:style style:name="T11" style:family="text">
      <style:text-properties style:font-name="Times New Roman" officeooo:rsid="0016fc8b" style:font-name-asian="Georgia" style:font-name-complex="Georgia"/>
    </style:style>
    <style:style style:name="T12" style:family="text">
      <style:text-properties style:font-name="Times New Roman" officeooo:rsid="00179a29" style:font-name-asian="Georgia" style:font-name-complex="Georgia"/>
    </style:style>
    <style:style style:name="T13" style:family="text">
      <style:text-properties style:font-name="Times New Roman" officeooo:rsid="00188f85" style:font-name-asian="Georgia" style:font-name-complex="Georgia"/>
    </style:style>
    <style:style style:name="T14" style:family="text">
      <style:text-properties style:font-name="Times New Roman" officeooo:rsid="0018b25a" style:font-name-asian="Georgia" style:font-name-complex="Georgia"/>
    </style:style>
    <style:style style:name="T15" style:family="text">
      <style:text-properties style:font-name="Times New Roman" officeooo:rsid="001bb750" style:font-name-asian="Georgia" style:font-name-complex="Georgia"/>
    </style:style>
    <style:style style:name="T16" style:family="text">
      <style:text-properties style:font-name="Times New Roman" officeooo:rsid="001fa0be" style:font-name-asian="Georgia" style:font-name-complex="Georgia"/>
    </style:style>
    <style:style style:name="T17" style:family="text">
      <style:text-properties style:font-name="Times New Roman" officeooo:rsid="00213837" style:font-name-asian="Georgia" style:font-name-complex="Georgia"/>
    </style:style>
    <style:style style:name="T18" style:family="text">
      <style:text-properties style:font-name="Times New Roman" officeooo:rsid="0022d65f" style:font-name-asian="Georgia" style:font-name-complex="Georgia"/>
    </style:style>
    <style:style style:name="T19" style:family="text">
      <style:text-properties style:font-name="Times New Roman" officeooo:rsid="002325b7" style:font-name-asian="Georgia" style:font-name-complex="Georgia"/>
    </style:style>
    <style:style style:name="T20" style:family="text">
      <style:text-properties style:font-name="Times New Roman" officeooo:rsid="00241bc7" style:font-name-asian="Georgia" style:font-name-complex="Georgia"/>
    </style:style>
    <style:style style:name="T21" style:family="text">
      <style:text-properties style:font-name="Times New Roman" officeooo:rsid="00260cec" style:font-name-asian="Georgia" style:font-name-complex="Georgia"/>
    </style:style>
    <style:style style:name="T22" style:family="text">
      <style:text-properties style:font-name="Times New Roman" officeooo:rsid="002701de" style:font-name-asian="Georgia" style:font-name-complex="Georgia"/>
    </style:style>
    <style:style style:name="T23" style:family="text">
      <style:text-properties style:font-name="Times New Roman" officeooo:rsid="0029007e" style:font-name-asian="Georgia" style:font-name-complex="Georgia"/>
    </style:style>
    <style:style style:name="T24" style:family="text">
      <style:text-properties style:font-name="Times New Roman" officeooo:rsid="002ad3f1" style:font-name-asian="Georgia" style:font-name-complex="Georgia"/>
    </style:style>
    <style:style style:name="T25" style:family="text">
      <style:text-properties style:font-name="Times New Roman" officeooo:rsid="002c36aa" style:font-name-asian="Georgia" style:font-name-complex="Georgia"/>
    </style:style>
    <style:style style:name="T26" style:family="text">
      <style:text-properties style:font-name="Times New Roman" fo:background-color="#ffff00" loext:char-shading-value="0" style:font-name-asian="Georgia" style:font-name-complex="Georgia"/>
    </style:style>
    <style:style style:name="T27" style:family="text">
      <style:text-properties style:font-name="Times New Roman" fo:background-color="#ffff00" loext:char-shading-value="0" style:font-name-asian="Georgia" style:font-name-complex="Georgia" style:font-size-complex="14pt" style:font-weight-complex="bold"/>
    </style:style>
    <style:style style:name="T28" style:family="text">
      <style:text-properties style:font-name="Times New Roman" officeooo:rsid="0015fefe" fo:background-color="#ffff00" loext:char-shading-value="0" style:font-name-asian="Georgia" style:font-name-complex="Georgia" style:font-size-complex="14pt" style:font-weight-complex="bold"/>
    </style:style>
    <style:style style:name="T29" style:family="text">
      <style:text-properties style:font-name="Times New Roman" officeooo:rsid="0019dae1" fo:background-color="#ffff00" loext:char-shading-value="0" style:font-name-asian="Georgia" style:font-name-complex="Georgia"/>
    </style:style>
    <style:style style:name="T30" style:family="text">
      <style:text-properties style:font-name="Times New Roman" officeooo:rsid="001bc535" fo:background-color="#ffff00" loext:char-shading-value="0" style:font-name-asian="Georgia" style:font-name-complex="Georgia"/>
    </style:style>
    <style:style style:name="T31" style:family="text">
      <style:text-properties style:font-name="Times New Roman" officeooo:rsid="001c92bd" fo:background-color="#ffff00" loext:char-shading-value="0" style:font-name-asian="Georgia" style:font-name-complex="Georgia"/>
    </style:style>
    <style:style style:name="T32" style:family="text">
      <style:text-properties style:font-name="Times New Roman" officeooo:rsid="0015a6e5" fo:background-color="#ffff00" loext:char-shading-value="0" style:font-name-asian="Georgia" style:font-name-complex="Georgia"/>
    </style:style>
    <style:style style:name="T33" style:family="text">
      <style:text-properties style:font-name="Times New Roman" fo:font-style="italic" style:font-name-asian="Georgia" style:font-style-asian="italic" style:font-name-complex="Georgia" style:font-style-complex="italic"/>
    </style:style>
    <style:style style:name="T34" style:family="text">
      <style:text-properties officeooo:rsid="0015fefe"/>
    </style:style>
    <style:style style:name="T35" style:family="text">
      <style:text-properties officeooo:rsid="0020fff6"/>
    </style:style>
    <style:style style:name="T36" style:family="text">
      <style:text-properties officeooo:rsid="001b5d6f"/>
    </style:style>
    <style:style style:name="T37" style:family="text">
      <style:text-properties officeooo:rsid="001c68fd"/>
    </style:style>
    <style:style style:name="T38" style:family="text">
      <style:text-properties officeooo:rsid="001fa0be"/>
    </style:style>
    <style:style style:name="T39" style:family="text">
      <style:text-properties officeooo:rsid="002325b7"/>
    </style:style>
    <style:style style:name="T40" style:family="text">
      <style:text-properties officeooo:rsid="002701de"/>
    </style:style>
    <style:style style:name="T41" style:family="text">
      <style:text-properties officeooo:rsid="002900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35">Visualization</text:span> <text:span text:style-name="T35">of </text:span>Biographical Data <text:span text:style-name="T36">Chronologically</text:span> on Map</text:p>
      <text:p text:style-name="P4"><text:span text:style-name="T34">Masoumeh Seydi gheranghiyeh</text:span>, <text:span text:style-name="T37">University of Leipzig</text:span>, <text:span text:style-name="T34">m.seydi@uni-leipzig.de</text:span></text:p>
      <text:p text:style-name="P4"><text:span text:style-name="T37">Maxim Romanov, University of Leipzig, maxim.romanov@uni-leipzig.de</text:span> <text:s text:c="9"/></text:p>
      <text:p text:style-name="Heading_20_1"><text:span text:style-name="T28">Abstract</text:span><text:span text:style-name="T27"> [Titolo di sezione: Times New Roman Bold 14]</text:span></text:p>
      <text:p text:style-name="P9"><text:span text:style-name="T1">Testo del primo paragrafo …. etc. etc.... </text:span><text:span text:style-name="T26">Questo abstract può essere lungo 2, 4 o 6 pagine ...</text:span></text:p>
      <text:p text:style-name="P10"><text:span text:style-name="T1">Testo del secondo paragrafo</text:span><text:span text:style-name="T1"><text:note text:id="ftn1" text:note-class="footnote"><text:note-citation>1</text:note-citation><text:note-body><text:p text:style-name="Footnote">Nota a piè di pagina [Nota: Times New Roman 10]</text:p></text:note-body></text:note></text:span><text:span text:style-name="T1"> … etc. etc. </text:span></text:p>
      <text:p text:style-name="P12">Testo del terzo paragrafo, etc. etc.</text:p>
      <text:p text:style-name="P11"><text:span text:style-name="T1">…. </text:span><text:span text:style-name="T26">[Corpo del testo: Times New Roman 12]</text:span></text:p>
      <text:p text:style-name="P14">Introduction</text:p>
      <text:p text:style-name="P5">Testo del primo paragrafo … etc. etc. …. come detto in (Pollan 2006, 99–100) ... </text:p>
      <text:p text:style-name="P15">Biographical Data <text:span text:style-name="T38">C</text:span>onnected to Time <text:span text:style-name="T38">and Space</text:span></text:p>
      <text:p text:style-name="P2"><text:span text:style-name="T3">Biographical collections are a huge part of the Islamic pre-modern literature</text:span><text:span text:style-name="T2">. </text:span><text:span text:style-name="T3">They partially or totally cover the information about social and/or religious individuals and groups, location and/or time periods, and historical events. Generally, biographical information is related to the location and time which helps to better understanding of the geography and social history. </text:span><text:span text:style-name="T4">Having</text:span><text:span text:style-name="T3"> the biographical information, </text:span><text:span text:style-name="T4">geospatial information together with chronological association</text:span><text:span text:style-name="T3">, </text:span><text:span text:style-name="T4">we need to prepare the infrastructure which chronological and biographical data can mount on and be shown visually. </text:span><text:span text:style-name="T3"><text:s text:c="3"/></text:span><text:span text:style-name="T1"><text:line-break/></text:span><text:span text:style-name="T26">(Eventuali Figure, didascalie e tabelle saranno riformattate dalla redazione, quindi possono essere inserite con formato a piacere)</text:span></text:p>
      <text:p text:style-name="P18"/>
      <text:p text:style-name="P18"/>
      <text:p text:style-name="P16"><text:span text:style-name="T41">Concept (and </text:span>Visualization?<text:span text:style-name="T41">)</text:span></text:p>
      <text:p text:style-name="P22"><text:span text:style-name="T7">In order to mount biographic and chronological data on geospatial data, </text:span><text:span text:style-name="T16">first </text:span><text:span text:style-name="T7">we need to implement a map and show the </text:span><text:span text:style-name="T16"><text:s/></text:span><text:span text:style-name="T7">locations related to them. </text:span><text:span text:style-name="T8">We have the geospatial data from </text:span><text:span text:style-name="T32">Cornu Atlas</text:span><text:span text:style-name="T8">. It include the location coordinate</text:span><text:span text:style-name="T16">s</text:span><text:span text:style-name="T7"> </text:span><text:span text:style-name="T9">and routes information. </text:span><text:span text:style-name="T17">We can use this data to implement a map with places and route network as basis for other information.</text:span></text:p>
      <text:p text:style-name="P23"><text:span text:style-name="T17">Biographical</text:span><text:span text:style-name="T7"> data </text:span><text:span text:style-name="T17">which we have extracted them from various sources (?),</text:span><text:span text:style-name="T7"> include individuals </text:span><text:span text:style-name="T17">each</text:span><text:span text:style-name="T7"> related to multiple places at a specific time. </text:span><text:span text:style-name="T17">T</text:span><text:span text:style-name="T7">he places are the main </text:span><text:span text:style-name="T8">centers in Islamic world </text:span><text:span text:style-name="T17">which is a small subset of our locations on the map. </text:span><text:span text:style-name="T18">W</text:span><text:span text:style-name="T8">e </text:span><text:span text:style-name="T19">can highlight</text:span><text:span text:style-name="T9"> those points on the map and the other points which are related to them through the routes are not visible. This help us to not lose the route network information and add path finding </text:span><text:span text:style-name="T10">functionality</text:span><text:span text:style-name="T9"> from/</text:span><text:span text:style-name="T19">to</text:span><text:span text:style-name="T9"> a </text:span><text:span text:style-name="T19">place</text:span><text:span text:style-name="T9"> without showing those extra places o</text:span><text:span text:style-name="T11">n</text:span><text:span text:style-name="T9"> the map. </text:span></text:p>
      <text:p text:style-name="P23"><text:span text:style-name="T11">We use path finding to </text:span><text:span text:style-name="T19">illustrate</text:span><text:span text:style-name="T11"> the connections between the locations. That means </text:span><text:span text:style-name="T12">we want to see how </text:span><text:soft-page-break/><text:span text:style-name="T19">people</text:span><text:span text:style-name="T12"> are related to the places or how </text:span><text:span text:style-name="T19">people</text:span><text:span text:style-name="T12"> </text:span><text:span text:style-name="T19">of</text:span><text:span text:style-name="T12"> different places </text:span><text:span text:style-name="T19">and time</text:span><text:span text:style-name="T12"> are related. Therefore, we </text:span><text:span text:style-name="T19">use</text:span><text:span text:style-name="T12"> </text:span><text:span text:style-name="T10">all the places and routes information. </text:span><text:span text:style-name="T19">We can also keep the extra places away and just stick to the places in biographical data set, which gives us another functionality and we will talk about it later.</text:span></text:p>
      <text:p text:style-name="P19"><text:span text:style-name="T39">The b</text:span>iographic<text:span text:style-name="T39">al</text:span> data here <text:span text:style-name="T39">has a basic</text:span> <text:span text:style-name="T39">structure as below</text:span>:</text:p>
      <text:p text:style-name="P20">peopleId, time, placeId</text:p>
      <text:p text:style-name="P21">Each <text:span text:style-name="T40">value of the fields</text:span> has many to many relation<text:span text:style-name="T40">s</text:span> <text:span text:style-name="T40">with other</text:span> fields. <text:span text:style-name="T40">That means a person can meet or be in many places in different years and at the same year numbers of people might visit a place. The structure is not effective enough to use it directly in the data visualization. </text:span></text:p>
      <text:p text:style-name="P24"><text:span text:style-name="T19">We use this structure to form more sophisticated structures by which we can accelerate calculations. As an example, w</text:span><text:span text:style-name="T10">e have made indexes for year values to people and for each person to their related </text:span><text:span text:style-name="T22">years</text:span><text:span text:style-name="T10"> and place</text:span><text:span text:style-name="T22">s</text:span><text:span text:style-name="T10">. Th</text:span><text:span text:style-name="T13">ese structures</text:span><text:span text:style-name="T10"> helps to directly </text:span><text:span text:style-name="T21">access</text:span><text:span text:style-name="T10"> the </text:span><text:span text:style-name="T21">time values and</text:span><text:span text:style-name="T20"> </text:span><text:span text:style-name="T21">places associated to </text:span><text:span text:style-name="T22">one person</text:span><text:span text:style-name="T10"> </text:span><text:span text:style-name="T21">or</text:span><text:span text:style-name="T10"> </text:span><text:span text:style-name="T21">to access</text:span><text:span text:style-name="T13"> the </text:span><text:span text:style-name="T21">the people to which a specific year is assigned</text:span><text:span text:style-name="T13">. </text:span><text:span text:style-name="T22">Our goal is to facilitate the user with visual features by which they can study specific people move or which places they were during the time, <text:s/>how places are connected </text:span><text:span text:style-name="T23">to each other </text:span><text:span text:style-name="T22">regarding the people being there or visiting there during the time, or how places </text:span><text:span text:style-name="T23">are</text:span><text:span text:style-name="T22"> connected to </text:span><text:span text:style-name="T23">the </text:span><text:span text:style-name="T22">people during the time.</text:span></text:p>
      <text:p text:style-name="P3"><text:span text:style-name="T13">As we see in Figure 1, the user can select a desired time span and then see places with various radius, showing how big is the number of people related to this place for the selected era. </text:span><text:span text:style-name="T5">The bigger the circles are, </text:span><text:span text:style-name="T23">the</text:span><text:span text:style-name="T5"> more people are associated with during the selected time period. </text:span></text:p>
      <text:p text:style-name="P3"><text:span text:style-name="T23">In addition, w</text:span><text:span text:style-name="T13">e see the </text:span><text:span text:style-name="T14">thickness of </text:span><text:span text:style-name="T13">routes connecting the places </text:span><text:span text:style-name="T14">changes. This means the thicker routes are more demanded or available or even the only way t</text:span><text:span text:style-name="T23">o</text:span><text:span text:style-name="T14"> travel </text:span><text:span text:style-name="T23">from/to a place </text:span><text:span text:style-name="T14">based on the data we have. </text:span></text:p>
      <text:p text:style-name="P25"><text:span text:style-name="T14">The routes and how often they are used for travels, is nor included in the data neither </text:span><text:span text:style-name="T5">in the features that </text:span><text:span text:style-name="T23">the user can select to have.</text:span><text:span text:style-name="T5"> This is only a way to show more information derived from the </text:span><text:span text:style-name="T24">path finding</text:span><text:span text:style-name="T5"> algorithm </text:span><text:span text:style-name="T24">[]</text:span><text:span text:style-name="T5"> we have implemented for the route</text:span><text:span text:style-name="T24">s</text:span><text:span text:style-name="T5"> graph. </text:span><text:span text:style-name="T24">The routes here can be an extra information shown to see the connections of places in time regarding the biographical information.</text:span></text:p>
      <text:p text:style-name="P26"><text:span text:style-name="T24">However, t</text:span><text:span text:style-name="T5">here might be </text:span><text:span text:style-name="T24">the </text:span><text:span text:style-name="T5">cases that the user would not care about the routes and </text:span><text:span text:style-name="T24">prefers</text:span><text:span text:style-name="T5"> to see just </text:span><text:span text:style-name="T24">the</text:span><text:span text:style-name="T5"> connections between places. Hence, we have </text:span><text:span text:style-name="T24">implemented</text:span><text:span text:style-name="T5"> </text:span><text:span text:style-name="T6">another</text:span><text:span text:style-name="T5"> </text:span><text:span text:style-name="T24">feature</text:span><text:span text:style-name="T5"> to show the </text:span><text:span text:style-name="T24">direct </text:span><text:span text:style-name="T5">connec</text:span><text:span text:style-name="T15">t</text:span><text:span text:style-name="T5">ion</text:span><text:span text:style-name="T24">s</text:span><text:span text:style-name="T5"> </text:span><text:span text:style-name="T24">of places </text:span><text:span text:style-name="T5">as arcs.</text:span><text:span text:style-name="T24"> This requires additional analysis on the geospatial data to create a structure for direct connections between the few places we study. </text:span><text:span text:style-name="T25">To have this structure we analyze the possible paths between two places and omit the intermediate places and stops. This will give us a new abstract route network derived from the original atlas. Using the new route network, we have implemented new path finding algorithm to do the same calculations and visualizations.</text:span></text:p>
      <text:p text:style-name="P8"><text:span text:style-name="T29">T</text:span><text:span text:style-name="T26">he time sidebar activates a function which goes through the indexes and first find the places relevant to people in this time. </text:span><text:span text:style-name="T30">Some place</text:span><text:span text:style-name="T31">s</text:span><text:span text:style-name="T30"> found in this stage can be duplicated or multiplied. </text:span><text:span text:style-name="T31">That means multiple places are associated with people during a specific time span. </text:span><text:span text:style-name="T26">The </text:span><text:span text:style-name="T30">number a place is repeated in the resulting array is used to draw radius of the circles.</text:span><text:span text:style-name="T26"> </text:span><text:span text:style-name="T31">The same strategy can be applied to calculate a value which an arc or a path needs as its thickness. The number of time a route is passed to connect the places in a specific time span will give us the value for the thickness or a route or <text:s/></text:span></text:p>
      <text:p text:style-name="P13"><text:bookmark text:name="h.bitt7phlslyg"/>Riferimenti Bibliografici</text:p>
      <text:p text:style-name="P1"><text:span text:style-name="T1">Pollan, Michael. 2006. </text:span><text:span text:style-name="T33">The Omnivore’s Dilemma: A Natural History of Four Meals</text:span><text:span text:style-name="T1">. New York: Penguin.</text:span></text:p>
      <text:p text:style-name="P5">…</text:p>
      <text:p text:style-name="P6">Seguire le linee guida del Chicago Manual of Style Online: </text:p>
      <text:p text:style-name="P6">http://www.chicagomanualofstyle.org/tools_citationguide.html</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default-outline-level="" style:class="text">
      <style:paragraph-properties fo:margin-top="0.278in" fo:margin-bottom="0.0835in" loext:contextual-spacing="true" fo:keep-together="always" fo:keep-with-next="always"/>
      <style:text-properties fo:font-size="14pt" fo:font-weight="bold" style:font-size-asian="14pt" style:font-weight-asian="bold" style:font-size-complex="20pt"/>
    </style:style>
    <style:style style:name="LO-normal"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Footnote"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na</meta:initial-creator>
    <meta:editing-cycles>10</meta:editing-cycles>
    <meta:creation-date>2016-07-22T05:38:00</meta:creation-date>
    <dc:date>2016-10-31T17:16:20.430918170</dc:date>
    <dc:language>en-US</dc:language>
    <meta:editing-duration>PT3H25M41S</meta:editing-duration>
    <meta:generator>LibreOffice/5.0.6.2$Linux_X86_64 LibreOffice_project/00m0$Build-2</meta:generator>
    <meta:document-statistic meta:table-count="0" meta:image-count="0" meta:object-count="0" meta:page-count="2" meta:paragraph-count="31" meta:word-count="1029" meta:character-count="6184" meta:non-whitespace-character-count="516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